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application/vnd.oasis.opendocument.formula" manifest:version="1.2" manifest:full-path="Object 26/"/>
  <manifest:file-entry manifest:media-type="image/png" manifest:full-path="Thumbnails/thumbnail.png"/>
  <manifest:file-entry manifest:media-type="text/xml" manifest:full-path="Object 27/settings.xml"/>
  <manifest:file-entry manifest:media-type="text/xml" manifest:full-path="Object 27/content.xml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application/vnd.oasis.opendocument.formula" manifest:version="1.2" manifest:full-path="Object 27/"/>
  <manifest:file-entry manifest:media-type="text/xml" manifest:full-path="styles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" manifest:full-path="ObjectReplacements/Object 2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2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application/rdf+xml" manifest:full-path="manifest.rdf"/>
  <manifest:file-entry manifest:media-type="application/binary" manifest:full-path="layout-cache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mark">
      <style:text-properties fo:font-weight="bold" style:font-weight-asian="bold" style:font-weight-complex="bold"/>
    </style:style>
    <style:style style:name="P2" style:family="paragraph" style:parent-style-name="mark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mark">
      <style:text-properties fo:font-weight="normal" style:font-weight-asian="normal" style:font-weight-complex="normal"/>
    </style:style>
    <style:style style:name="P4" style:family="paragraph" style:parent-style-name="mark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mark">
      <style:paragraph-properties fo:text-align="center" style:justify-single-word="false"/>
    </style:style>
    <style:style style:name="T1" style:family="text">
      <style:text-properties fo:font-variant="normal" fo:text-transform="none" fo:color="#000000" style:font-name="Times New Roman" fo:font-size="32pt" fo:letter-spacing="normal" fo:language="zxx" fo:country="none" fo:font-style="normal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variant="normal" fo:text-transform="none" fo:color="#000000" style:font-name="Times New Roman" fo:font-size="14pt" fo:letter-spacing="normal" fo:language="zxx" fo:country="none" fo:font-style="normal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Droid Sans Mono" fo:font-size="11pt" fo:font-style="normal" style:font-name-asian="Droid Sans Mono" style:font-size-asian="11pt" style:font-style-asian="normal" style:font-name-complex="Droid Sans Mono" style:font-size-complex="11pt" style:font-style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ark"><text:span text:style-name="T1">M.19 </text:span><text:span text:style-name="T2"><text:tab/></text:span><text:span text:style-name="T2"><draw:frame draw:style-name="fr1" draw:name="Object1" text:anchor-type="as-char" svg:y="-0.2626in" svg:width="0.6102in" svg:height="0.307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- замкнена область, що задана так: </text:span><text:span text:style-name="T2"><draw:frame draw:style-name="fr1" draw:name="Object2" text:anchor-type="as-char" svg:y="-0.198in" svg:width="0.739in" svg:height="0.2457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, </text:span><text:span text:style-name="T2"><draw:frame draw:style-name="fr1" draw:name="Object3" text:anchor-type="as-char" svg:y="-0.202in" svg:width="1.5783in" svg:height="0.3319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; </text:span><text:span text:style-name="T2"><draw:frame draw:style-name="fr1" draw:name="Object5" text:anchor-type="as-char" svg:y="-0.202in" svg:width="1.1839in" svg:height="0.3319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 – неперервні на </text:span><text:span text:style-name="T2"><draw:frame draw:style-name="fr1" draw:name="Object4" text:anchor-type="as-char" svg:y="-0.198in" svg:width="0.5075in" svg:height="0.2528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mark"><text:span text:style-name="T2"><draw:frame draw:style-name="fr1" draw:name="Object6" text:anchor-type="as-char" svg:y="-0.4409in" svg:width="3.5374in" svg:height="0.7319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mark"><text:span text:style-name="T2"><draw:frame draw:style-name="fr1" draw:name="Object7" text:anchor-type="as-char" svg:y="-0.4417in" svg:width="5.1339in" svg:height="0.7335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"><text:span text:style-name="T3">Теорема Фубіні</text:span></text:p>
      <text:p text:style-name="P3"><text:span text:style-name="T3">Якщо f інтегрована на </text:span><text:span text:style-name="T3"><draw:frame draw:style-name="fr1" draw:name="Object8" text:anchor-type="as-char" svg:y="-0.198in" svg:width="0.5457in" svg:height="0.2457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3">=&gt; </text:span><text:span text:style-name="T3"><draw:frame draw:style-name="fr1" draw:name="Object9" text:anchor-type="as-char" svg:y="-0.1634in" svg:width="0.1453in" svg:height="0.1752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3">кратні інтеграли і має місце рівність:</text:span></text:p>
      <text:p text:style-name="P3"><text:span text:style-name="T3"><draw:frame draw:style-name="fr1" draw:name="Object10" text:anchor-type="as-char" svg:y="-0.2425in" svg:width="3.3327in" svg:height="0.4811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"><text:span text:style-name="T3">Заміна змінних у кратних інтегралах</text:span></text:p>
      <text:p text:style-name="P3"><draw:frame draw:style-name="fr1" draw:name="Object21" text:anchor-type="as-char" svg:y="-0.2425in" svg:width="1.8874in" svg:height="0.4811in" draw:z-index="19"><draw:object xlink:href="./Object 21" xlink:type="simple" xlink:show="embed" xlink:actuate="onLoad"/><draw:image xlink:href="./ObjectReplacements/Object 21" xlink:type="simple" xlink:show="embed" xlink:actuate="onLoad"/></draw:frame></text:p>
      <text:p text:style-name="P3">Суть: декартові координати <draw:frame draw:style-name="fr1" draw:name="Object11" text:anchor-type="as-char" svg:y="-0.202in" svg:width="0.5457in" svg:height="0.2661in" draw:z-index="10"><draw:object xlink:href="./Object 11" xlink:type="simple" xlink:show="embed" xlink:actuate="onLoad"/><draw:image xlink:href="./ObjectReplacements/Object 11" xlink:type="simple" xlink:show="embed" xlink:actuate="onLoad"/></draw:frame><draw:frame draw:style-name="fr1" draw:name="Object12" text:anchor-type="as-char" svg:y="-0.1492in" svg:width="0.1752in" svg:height="0.1484in" draw:z-index="11"><draw:object xlink:href="./Object 12" xlink:type="simple" xlink:show="embed" xlink:actuate="onLoad"/><draw:image xlink:href="./ObjectReplacements/Object 12" xlink:type="simple" xlink:show="embed" xlink:actuate="onLoad"/></draw:frame>криволінійні координати (U,V)</text:p>
      <text:p text:style-name="P3"><draw:frame draw:style-name="fr1" draw:name="Object13" text:anchor-type="as-char" svg:y="-0.3307in" svg:width="1.2008in" svg:height="0.598in" draw:z-index="12"><draw:object xlink:href="./Object 13" xlink:type="simple" xlink:show="embed" xlink:actuate="onLoad"/><draw:image xlink:href="./ObjectReplacements/Object 13" xlink:type="simple" xlink:show="embed" xlink:actuate="onLoad"/></draw:frame>(1), <draw:frame draw:style-name="fr1" draw:name="Object14" text:anchor-type="as-char" svg:y="-0.3311in" svg:width="1.2134in" svg:height="0.6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mark"><text:span text:style-name="T4">Теорема.</text:span> Якщо (1) переводить <draw:frame draw:style-name="fr1" draw:name="Object15" text:anchor-type="as-char" svg:y="-0.2626in" svg:width="0.698in" svg:height="0.3102in" draw:z-index="14"><draw:object xlink:href="./Object 15" xlink:type="simple" xlink:show="embed" xlink:actuate="onLoad"/><draw:image xlink:href="./ObjectReplacements/Object 15" xlink:type="simple" xlink:show="embed" xlink:actuate="onLoad"/></draw:frame>взаємно однозначно і якщо ці функції в <text:span text:style-name="T5"><draw:frame draw:style-name="fr1" draw:name="Object16" text:anchor-type="as-char" svg:y="-0.2626in" svg:width="0.3071in" svg:height="0.3102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мають часткові похідні і визначник <draw:frame draw:style-name="fr1" draw:name="Object17" text:anchor-type="as-char" svg:y="-0.6634in" svg:width="2.0307in" svg:height="1.1957in" draw:z-index="16"><draw:object xlink:href="./Object 17" xlink:type="simple" xlink:show="embed" xlink:actuate="onLoad"/><draw:image xlink:href="./ObjectReplacements/Object 17" xlink:type="simple" xlink:show="embed" xlink:actuate="onLoad"/></draw:frame>, то справедлива формула заміни змінних: <draw:frame draw:style-name="fr1" draw:name="Object18" text:anchor-type="as-char" svg:y="-0.2425in" svg:width="5.9689in" svg:height="0.5193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5"><draw:frame draw:style-name="fr1" draw:name="Object19" text:anchor-type="as-char" svg:y="-0.2118in" svg:width="7.8583in" svg:height="0.4547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draw:frame draw:style-name="fr1" draw:name="Object20" text:anchor-type="as-char" svg:y="-0.8402in" svg:width="2.8307in" svg:height="1.5661in" draw:z-index="20"><draw:object xlink:href="./Object 20" xlink:type="simple" xlink:show="embed" xlink:actuate="onLoad"/><draw:image xlink:href="./ObjectReplacements/Object 20" xlink:type="simple" xlink:show="embed" xlink:actuate="onLoad"/></draw:frame></text:p>
      <text:p text:style-name="P2">Циліндричні координати:</text:p>
      <text:p text:style-name="P4"><draw:frame draw:style-name="fr1" draw:name="Object22" text:anchor-type="as-char" svg:y="-0.198in" svg:width="2.4819in" svg:height="0.2535in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4"><text:soft-page-break/><draw:frame draw:style-name="fr1" draw:name="Object23" text:anchor-type="as-char" svg:y="-0.511in" svg:width="2.139in" svg:height="0.8929in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4"><draw:frame draw:style-name="fr1" draw:name="Object24" text:anchor-type="as-char" svg:y="-0.2425in" svg:width="3.4898in" svg:height="0.5193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">Сферичні координати:</text:p>
      <text:p text:style-name="P4"><draw:frame draw:style-name="fr1" draw:name="Object25" text:anchor-type="as-char" svg:y="-0.198in" svg:width="3.8165in" svg:height="0.2543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4"><draw:frame draw:style-name="fr1" draw:name="Object26" text:anchor-type="as-char" svg:y="-0.5118in" svg:width="4.4902in" svg:height="0.9016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draw:frame draw:style-name="fr1" draw:name="Object27" text:anchor-type="as-char" svg:y="-0.2634in" svg:width="5.4138in" svg:height="0.5425in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6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6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02</meta:generator>
    <dc:date>2015-07-11T01:59:58</dc:date>
    <dc:creator>axel </dc:creator>
    <meta:editing-duration>PT9H33M35S</meta:editing-duration>
    <meta:editing-cycles>29</meta:editing-cycles>
    <meta:document-statistic meta:table-count="0" meta:image-count="0" meta:object-count="27" meta:page-count="2" meta:paragraph-count="19" meta:word-count="63" meta:character-count="449" meta:non-whitespace-character-count="363"/>
  </office:meta>
</office:document-meta>
</file>

<file path=Object 1/content.xml><?xml version="1.0" encoding="utf-8"?>
<math xmlns="http://www.w3.org/1998/Math/MathML">
  <semantics>
    <mrow>
      <mrow>
        <mo stretchy="false">Ω</mo>
        <mo stretchy="false">∈</mo>
        <msup>
          <mo stretchy="false">ℝ</mo>
          <mn>2</mn>
        </msup>
      </mrow>
    </mrow>
    <annotation encoding="StarMath 5.0">%OMEGA in setR^2</annotation>
  </semantics>
</math>
</file>

<file path=Object 10/content.xml><?xml version="1.0" encoding="utf-8"?>
<math xmlns="http://www.w3.org/1998/Math/MathML">
  <semantics>
    <mrow>
      <mrow>
        <munder>
          <mo stretchy="false">∫</mo>
          <mrow>
            <mrow>
              <mi>X</mi>
              <mo stretchy="false">×</mo>
              <mi>Y</mi>
            </mrow>
          </mrow>
        </munder>
        <mi>f</mi>
      </mrow>
      <mrow>
        <mo stretchy="false">(</mo>
        <mrow>
          <mi>x</mi>
          <mi>,</mi>
          <mi>y</mi>
        </mrow>
        <mo stretchy="false">)</mo>
      </mrow>
      <mrow>
        <mi mathvariant="italic">dxdy</mi>
        <mo stretchy="false">=</mo>
        <mrow>
          <munder>
            <mo stretchy="false">∫</mo>
            <mrow>
              <mi>X</mi>
            </mrow>
          </munder>
          <mi mathvariant="italic">dx</mi>
        </mrow>
      </mrow>
      <mrow>
        <munder>
          <mo stretchy="false">∫</mo>
          <mrow>
            <mi>Y</mi>
          </mrow>
        </munder>
        <mi>f</mi>
      </mrow>
      <mrow>
        <mo stretchy="false">(</mo>
        <mrow>
          <mi>x</mi>
          <mi>,</mi>
          <mi>y</mi>
        </mrow>
        <mo stretchy="false">)</mo>
      </mrow>
      <mi mathvariant="italic">dy</mi>
    </mrow>
    <annotation encoding="StarMath 5.0">int from {X times Y} f(x,y) dxdy = int from {X} dx int from {Y} f(x,y) dy</annotation>
  </semantics>
</math>
</file>

<file path=Object 11/content.xml><?xml version="1.0" encoding="utf-8"?>
<math xmlns="http://www.w3.org/1998/Math/MathML">
  <semantics>
    <mrow>
      <mrow>
        <mo stretchy="false">(</mo>
        <mrow>
          <mi>x</mi>
          <mi>,</mi>
          <mi>y</mi>
        </mrow>
        <mo stretchy="false">)</mo>
      </mrow>
    </mrow>
    <annotation encoding="StarMath 5.0">(x,y)</annotation>
  </semantics>
</math>
</file>

<file path=Object 12/content.xml><?xml version="1.0" encoding="utf-8"?>
<math xmlns="http://www.w3.org/1998/Math/MathML">
  <semantics>
    <mrow>
      <mo stretchy="false">→</mo>
    </mrow>
    <annotation encoding="StarMath 5.0">rightarrow</annotation>
  </semantics>
</math>
</file>

<file path=Object 13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i>x</mi>
                    <mo stretchy="false">=</mo>
                    <mi>x</mi>
                  </mrow>
                  <mrow>
                    <mo stretchy="false">(</mo>
                    <mrow>
                      <mi>U</mi>
                      <mi>,</mi>
                      <mi>V</mi>
                    </mrow>
                    <mo stretchy="false">)</mo>
                  </mrow>
                </mrow>
              </mtd>
            </mtr>
            <mtr>
              <mtd>
                <mrow>
                  <mrow>
                    <mi>y</mi>
                    <mo stretchy="false">=</mo>
                    <mi>y</mi>
                  </mrow>
                  <mrow>
                    <mo stretchy="false">(</mo>
                    <mrow>
                      <mi>U</mi>
                      <mi>,</mi>
                      <mi>V</mi>
                    </mrow>
                    <mo stretchy="false">)</mo>
                  </mrow>
                </mrow>
              </mtd>
            </mtr>
          </mtable>
        </mrow>
      </mrow>
    </mrow>
    <annotation encoding="StarMath 5.0">left lbrace stack {x=x(U,V)#y=y(U,V)} right none </annotation>
  </semantics>
</math>
</file>

<file path=Object 1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i>U</mi>
                    <mo stretchy="false">=</mo>
                    <mi>U</mi>
                  </mrow>
                  <mrow>
                    <mo stretchy="false">(</mo>
                    <mrow>
                      <mi>x</mi>
                      <mi>,</mi>
                      <mi>y</mi>
                    </mrow>
                    <mo stretchy="false">)</mo>
                  </mrow>
                </mrow>
              </mtd>
            </mtr>
            <mtr>
              <mtd>
                <mrow>
                  <mrow>
                    <mi>V</mi>
                    <mo stretchy="false">=</mo>
                    <mi>V</mi>
                  </mrow>
                  <mrow>
                    <mo stretchy="false">(</mo>
                    <mrow>
                      <mi>x</mi>
                      <mi>,</mi>
                      <mi>y</mi>
                    </mrow>
                    <mo stretchy="false">)</mo>
                  </mrow>
                </mrow>
              </mtd>
            </mtr>
          </mtable>
        </mrow>
      </mrow>
    </mrow>
    <annotation encoding="StarMath 5.0">left lbrace stack {U=U(x,y)#V=V(x,y)} right none </annotation>
  </semantics>
</math>
</file>

<file path=Object 15/content.xml><?xml version="1.0" encoding="utf-8"?>
<math xmlns="http://www.w3.org/1998/Math/MathML">
  <semantics>
    <mrow>
      <mi>D</mi>
      <mo stretchy="false">→</mo>
      <msup>
        <mi>D</mi>
        <mrow>
          <mrow>
            <mrow/>
            <mo stretchy="false">∗</mo>
            <mrow/>
          </mrow>
        </mrow>
      </msup>
    </mrow>
    <annotation encoding="StarMath 5.0">D rightarrow D^{{}*{}}</annotation>
  </semantics>
</math>
</file>

<file path=Object 16/content.xml><?xml version="1.0" encoding="utf-8"?>
<math xmlns="http://www.w3.org/1998/Math/MathML">
  <semantics>
    <mrow>
      <msup>
        <mi>D</mi>
        <mrow>
          <mrow>
            <mrow/>
            <mo stretchy="false">∗</mo>
            <mrow/>
          </mrow>
        </mrow>
      </msup>
    </mrow>
    <annotation encoding="StarMath 5.0">D^{{}*{}}</annotation>
  </semantics>
</math>
</file>

<file path=Object 17/content.xml><?xml version="1.0" encoding="utf-8"?>
<math xmlns="http://www.w3.org/1998/Math/MathML">
  <semantics>
    <mrow>
      <mi>J</mi>
      <mrow>
        <mrow>
          <mo stretchy="false">(</mo>
          <mrow>
            <mi>U</mi>
            <mi>,</mi>
            <mi>V</mi>
          </mrow>
          <mo stretchy="false">)</mo>
        </mrow>
        <mo stretchy="false">=</mo>
        <mfenced open="∣" close="∣">
          <mrow>
            <mtable>
              <mtr>
                <mtd>
                  <mrow>
                    <mfrac>
                      <mrow>
                        <mo stretchy="false">δ</mo>
                        <mi>x</mi>
                      </mrow>
                      <mrow>
                        <mo stretchy="false">δ</mo>
                        <mi>U</mi>
                      </mrow>
                    </mfrac>
                  </mrow>
                </mtd>
                <mtd>
                  <mrow>
                    <mfrac>
                      <mrow>
                        <mo stretchy="false">δ</mo>
                        <mi>x</mi>
                      </mrow>
                      <mrow>
                        <mo stretchy="false">δ</mo>
                        <mi>V</mi>
                      </mrow>
                    </mfrac>
                  </mrow>
                </mtd>
              </mtr>
              <mtr>
                <mtd>
                  <mrow>
                    <mfrac>
                      <mrow>
                        <mo stretchy="false">δ</mo>
                        <mi>y</mi>
                      </mrow>
                      <mrow>
                        <mo stretchy="false">δ</mo>
                        <mi>U</mi>
                      </mrow>
                    </mfrac>
                  </mrow>
                </mtd>
                <mtd>
                  <mrow>
                    <mfrac>
                      <mrow>
                        <mo stretchy="false">δ</mo>
                        <mi>y</mi>
                      </mrow>
                      <mrow>
                        <mo stretchy="false">δ</mo>
                        <mi>V</mi>
                      </mrow>
                    </mfrac>
                  </mrow>
                </mtd>
              </mtr>
            </mtable>
          </mrow>
        </mfenced>
      </mrow>
    </mrow>
    <annotation encoding="StarMath 5.0">J(U,V) = left lline matrix{{%delta x} over {%delta U} # {%delta x} over {%delta V} ## {%delta y} over {%delta U} # {%delta y} over {%delta V}} right rline</annotation>
  </semantics>
</math>
</file>

<file path=Object 18/content.xml><?xml version="1.0" encoding="utf-8"?>
<math xmlns="http://www.w3.org/1998/Math/MathML">
  <semantics>
    <mrow>
      <mrow>
        <mi>I</mi>
        <mo stretchy="false">=</mo>
        <mrow>
          <munder>
            <mo stretchy="false">∫</mo>
            <mrow>
              <mi>D</mi>
            </mrow>
          </munder>
          <mrow>
            <mo stretchy="false">∫</mo>
            <mi>f</mi>
          </mrow>
        </mrow>
      </mrow>
      <mrow>
        <mo stretchy="false">(</mo>
        <mrow>
          <mi>x</mi>
          <mi>,</mi>
          <mi>y</mi>
        </mrow>
        <mo stretchy="false">)</mo>
      </mrow>
      <mrow>
        <mi mathvariant="italic">dxdy</mi>
        <mo stretchy="false">=</mo>
        <mrow>
          <munder>
            <mo stretchy="false">∫</mo>
            <mrow>
              <msup>
                <mi>D</mi>
                <mrow>
                  <mrow>
                    <mrow/>
                    <mo stretchy="false">∗</mo>
                    <mrow/>
                  </mrow>
                </mrow>
              </msup>
            </mrow>
          </munder>
          <mrow>
            <mo stretchy="false">∫</mo>
            <mi>f</mi>
          </mrow>
        </mrow>
      </mrow>
      <mrow>
        <mo stretchy="false">(</mo>
        <mrow>
          <mi>x</mi>
          <mrow>
            <mo stretchy="false">(</mo>
            <mrow>
              <mi>U</mi>
              <mi>,</mi>
              <mi>V</mi>
            </mrow>
            <mo stretchy="false">)</mo>
          </mrow>
          <mi>,</mi>
          <mi>y</mi>
          <mrow>
            <mo stretchy="false">(</mo>
            <mrow>
              <mi>U</mi>
              <mi>,</mi>
              <mi>V</mi>
            </mrow>
            <mo stretchy="false">)</mo>
          </mrow>
        </mrow>
        <mo stretchy="false">)</mo>
      </mrow>
      <mfenced open="∣" close="∣">
        <mrow>
          <mi>J</mi>
          <mrow>
            <mo stretchy="false">(</mo>
            <mrow>
              <mi>U</mi>
              <mi>,</mi>
              <mi>V</mi>
            </mrow>
            <mo stretchy="false">)</mo>
          </mrow>
        </mrow>
      </mfenced>
      <mi mathvariant="italic">dUdV</mi>
    </mrow>
    <annotation encoding="StarMath 5.0">I = int from {D} int f(x,y) dxdy = int from {D^{{}*{}}} int f(x(U,V),y(U,V)) abs{J(U,V)}dUdV</annotation>
  </semantics>
</math>
</file>

<file path=Object 19/content.xml><?xml version="1.0" encoding="utf-8"?>
<math xmlns="http://www.w3.org/1998/Math/MathML">
  <semantics>
    <mrow>
      <mrow>
        <mo stretchy="false">∫</mo>
        <mrow>
          <munder>
            <mo stretchy="false">∫</mo>
            <mrow>
              <mi>G</mi>
            </mrow>
          </munder>
          <mrow>
            <mo stretchy="false">∫</mo>
            <mi>f</mi>
          </mrow>
        </mrow>
      </mrow>
      <mrow>
        <mo stretchy="false">(</mo>
        <mrow>
          <mi>x</mi>
          <mi>,</mi>
          <mi>y</mi>
          <mi>,</mi>
          <mi>z</mi>
        </mrow>
        <mo stretchy="false">)</mo>
      </mrow>
      <mrow>
        <mi mathvariant="italic">dxdydz</mi>
        <mo stretchy="false">=</mo>
        <mrow>
          <mo stretchy="false">∫</mo>
          <mrow>
            <munder>
              <mo stretchy="false">∫</mo>
              <mrow>
                <msup>
                  <mi>G</mi>
                  <mrow>
                    <mrow>
                      <mrow/>
                      <mo stretchy="false">∗</mo>
                      <mrow/>
                    </mrow>
                  </mrow>
                </msup>
              </mrow>
            </munder>
            <mrow>
              <mo stretchy="false">∫</mo>
              <mi>f</mi>
            </mrow>
          </mrow>
        </mrow>
      </mrow>
      <mrow>
        <mo stretchy="false">(</mo>
        <mrow>
          <mi>x</mi>
          <mrow>
            <mo stretchy="false">(</mo>
            <mrow>
              <mi>U</mi>
              <mi>,</mi>
              <mi>V</mi>
              <mi>,</mi>
              <mi>W</mi>
            </mrow>
            <mo stretchy="false">)</mo>
          </mrow>
          <mi>,</mi>
          <mi>y</mi>
          <mrow>
            <mo stretchy="false">(</mo>
            <mrow>
              <mi>U</mi>
              <mi>,</mi>
              <mi>V</mi>
              <mi>,</mi>
              <mi>W</mi>
            </mrow>
            <mo stretchy="false">)</mo>
          </mrow>
          <mi>,</mi>
          <mi>z</mi>
          <mrow>
            <mo stretchy="false">(</mo>
            <mrow>
              <mi>U</mi>
              <mi>,</mi>
              <mi>V</mi>
              <mi>,</mi>
              <mi>W</mi>
            </mrow>
            <mo stretchy="false">)</mo>
          </mrow>
        </mrow>
        <mo stretchy="false">)</mo>
      </mrow>
      <mfenced open="∣" close="∣">
        <mrow>
          <mi>J</mi>
          <mrow>
            <mo stretchy="false">(</mo>
            <mrow>
              <mi>U</mi>
              <mi>,</mi>
              <mi>V</mi>
              <mi>,</mi>
              <mi>W</mi>
            </mrow>
            <mo stretchy="false">)</mo>
          </mrow>
        </mrow>
      </mfenced>
      <mi mathvariant="italic">dUdVdW</mi>
    </mrow>
    <annotation encoding="StarMath 5.0">int int from {G} int f(x,y,z) dxdydz = int int from {G^{{}*{}}}  int f(x(U,V,W),y(U,V,W),z(U,V,W))  abs{J(U,V,W)} dUdVdW</annotation>
  </semantics>
</math>
</file>

<file path=Object 2/content.xml><?xml version="1.0" encoding="utf-8"?>
<math xmlns="http://www.w3.org/1998/Math/MathML">
  <semantics>
    <mrow>
      <mrow>
        <mrow>
          <mi>a</mi>
          <mo stretchy="false">≤</mo>
          <mi>x</mi>
        </mrow>
        <mo stretchy="false">≤</mo>
        <mi>b</mi>
      </mrow>
    </mrow>
    <annotation encoding="StarMath 5.0">a &lt;= x &lt;= b</annotation>
  </semantics>
</math>
</file>

<file path=Object 20/content.xml><?xml version="1.0" encoding="utf-8"?>
<math xmlns="http://www.w3.org/1998/Math/MathML">
  <semantics>
    <mrow>
      <mi>J</mi>
      <mrow>
        <mrow>
          <mrow>
            <mo stretchy="false">(</mo>
            <mrow>
              <mi>U</mi>
              <mi>,</mi>
              <mi>V</mi>
              <mi>,</mi>
              <mi>W</mi>
            </mrow>
            <mo stretchy="false">)</mo>
          </mrow>
          <mo stretchy="false">=</mo>
          <mfenced open="∣" close="∣">
            <mrow>
              <mtable>
                <mtr>
                  <mtd>
                    <mrow>
                      <mfrac>
                        <mrow>
                          <mo stretchy="false">δ</mo>
                          <mi>x</mi>
                        </mrow>
                        <mrow>
                          <mo stretchy="false">δ</mo>
                          <mi>U</mi>
                        </mrow>
                      </mfrac>
                    </mrow>
                  </mtd>
                  <mtd>
                    <mrow>
                      <mfrac>
                        <mrow>
                          <mo stretchy="false">δ</mo>
                          <mi>x</mi>
                        </mrow>
                        <mrow>
                          <mo stretchy="false">δ</mo>
                          <mi>V</mi>
                        </mrow>
                      </mfrac>
                    </mrow>
                  </mtd>
                  <mtd>
                    <mrow>
                      <mfrac>
                        <mrow>
                          <mo stretchy="false">δ</mo>
                          <mi>x</mi>
                        </mrow>
                        <mrow>
                          <mo stretchy="false">δ</mo>
                          <mi>W</mi>
                        </mrow>
                      </mfrac>
                    </mrow>
                  </mtd>
                </mtr>
                <mtr>
                  <mtd>
                    <mrow>
                      <mfrac>
                        <mrow>
                          <mo stretchy="false">δ</mo>
                          <mi>y</mi>
                        </mrow>
                        <mrow>
                          <mo stretchy="false">δ</mo>
                          <mi>U</mi>
                        </mrow>
                      </mfrac>
                    </mrow>
                  </mtd>
                  <mtd>
                    <mrow>
                      <mfrac>
                        <mrow>
                          <mo stretchy="false">δ</mo>
                          <mi>y</mi>
                        </mrow>
                        <mrow>
                          <mo stretchy="false">δ</mo>
                          <mi>V</mi>
                        </mrow>
                      </mfrac>
                    </mrow>
                  </mtd>
                  <mtd>
                    <mrow>
                      <mfrac>
                        <mrow>
                          <mo stretchy="false">δ</mo>
                          <mi>y</mi>
                        </mrow>
                        <mrow>
                          <mo stretchy="false">δ</mo>
                          <mi>W</mi>
                        </mrow>
                      </mfrac>
                    </mrow>
                  </mtd>
                </mtr>
                <mtr>
                  <mtd>
                    <mrow>
                      <mfrac>
                        <mrow>
                          <mo stretchy="false">δ</mo>
                          <mi>z</mi>
                        </mrow>
                        <mrow>
                          <mo stretchy="false">δ</mo>
                          <mi>U</mi>
                        </mrow>
                      </mfrac>
                    </mrow>
                  </mtd>
                  <mtd>
                    <mrow>
                      <mfrac>
                        <mrow>
                          <mo stretchy="false">δ</mo>
                          <mi>z</mi>
                        </mrow>
                        <mrow>
                          <mo stretchy="false">δ</mo>
                          <mi>V</mi>
                        </mrow>
                      </mfrac>
                    </mrow>
                  </mtd>
                  <mtd>
                    <mrow>
                      <mfrac>
                        <mrow>
                          <mo stretchy="false">δ</mo>
                          <mi>z</mi>
                        </mrow>
                        <mrow>
                          <mo stretchy="false">δ</mo>
                          <mi>W</mi>
                        </mrow>
                      </mfrac>
                    </mrow>
                  </mtd>
                </mtr>
              </mtable>
            </mrow>
          </mfenced>
        </mrow>
        <mo stretchy="false">≠</mo>
        <mn>0</mn>
      </mrow>
    </mrow>
    <annotation encoding="StarMath 5.0">J(U,V,W) = left lline matrix{
{%delta x} over {%delta U} # {%delta x} over {%delta V} # {%delta x} over {%delta W}## 
{%delta y} over {%delta U} # {%delta y} over {%delta V} # {%delta y} over {%delta W}## 
{%delta z} over {%delta U} # {%delta z} over {%delta V} # {%delta z} over {%delta W}
} right rline &lt;&gt; 0</annotation>
  </semantics>
</math>
</file>

<file path=Object 21/content.xml><?xml version="1.0" encoding="utf-8"?>
<math xmlns="http://www.w3.org/1998/Math/MathML">
  <semantics>
    <mrow>
      <mrow>
        <munder>
          <mo stretchy="false">∫</mo>
          <mrow>
            <mi>D</mi>
          </mrow>
        </munder>
        <mrow>
          <mo stretchy="false">∫</mo>
          <mi>f</mi>
        </mrow>
      </mrow>
      <mrow>
        <mo stretchy="false">(</mo>
        <mrow>
          <mi>x</mi>
          <mi>,</mi>
          <mi>y</mi>
        </mrow>
        <mo stretchy="false">)</mo>
      </mrow>
      <mrow>
        <mi mathvariant="italic">dxdy</mi>
        <mo stretchy="false">=</mo>
        <mi>I</mi>
      </mrow>
    </mrow>
    <annotation encoding="StarMath 5.0">int from {D} int f(x,y) dxdy = I</annotation>
  </semantics>
</math>
</file>

<file path=Object 22/content.xml><?xml version="1.0" encoding="utf-8"?>
<math xmlns="http://www.w3.org/1998/Math/MathML">
  <semantics>
    <mrow>
      <mrow>
        <mi>x</mi>
        <mo stretchy="false">=</mo>
        <mo stretchy="false">ρ</mo>
      </mrow>
      <mi>cos</mi>
      <mo stretchy="false">ϕ</mo>
      <mi>;</mi>
      <mrow>
        <mi>y</mi>
        <mo stretchy="false">=</mo>
        <mo stretchy="false">ρ</mo>
      </mrow>
      <mi>sin</mi>
      <mo stretchy="false">ϕ</mo>
      <mi>;</mi>
      <mrow>
        <mi>z</mi>
        <mo stretchy="false">=</mo>
        <mi>z</mi>
      </mrow>
    </mrow>
    <annotation encoding="StarMath 5.0">x = %rho cos %phi; y= %rho sin %phi; z = z</annotation>
  </semantics>
</math>
</file>

<file path=Object 23/content.xml><?xml version="1.0" encoding="utf-8"?>
<math xmlns="http://www.w3.org/1998/Math/MathML">
  <semantics>
    <mrow>
      <mrow>
        <mo stretchy="false">ρ</mo>
        <mo stretchy="false">=</mo>
        <mfenced open="∣" close="∣">
          <mrow>
            <mtable>
              <mtr>
                <mtd>
                  <mrow>
                    <mi>cos</mi>
                    <mo stretchy="false">ϕ</mo>
                  </mrow>
                </mtd>
                <mtd>
                  <mrow>
                    <mrow>
                      <mo stretchy="false">−</mo>
                      <mo stretchy="false">ρ</mo>
                    </mrow>
                    <mi>sin</mi>
                    <mo stretchy="false">ϕ</mo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i>sin</mi>
                    <mo stretchy="false">ϕ</mo>
                  </mrow>
                </mtd>
                <mtd>
                  <mrow>
                    <mo stretchy="false">ρ</mo>
                    <mi>cos</mi>
                    <mo stretchy="false">ϕ</mo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%rho = left lline matrix{
cos %phi # -%rho sin %phi # 0 ## 
sin %phi # %rho cos %phi # 0 ## 
0 # 0 # 1
} right rline</annotation>
  </semantics>
</math>
</file>

<file path=Object 24/content.xml><?xml version="1.0" encoding="utf-8"?>
<math xmlns="http://www.w3.org/1998/Math/MathML">
  <semantics>
    <mrow>
      <mrow>
        <mo stretchy="false">∫</mo>
        <mrow>
          <munder>
            <mo stretchy="false">∫</mo>
            <mrow>
              <msup>
                <mi>G</mi>
                <mrow>
                  <mrow>
                    <mrow/>
                    <mo stretchy="false">∗</mo>
                    <mrow/>
                  </mrow>
                </mrow>
              </msup>
            </mrow>
          </munder>
          <mrow>
            <mo stretchy="false">∫</mo>
            <mi>f</mi>
          </mrow>
        </mrow>
      </mrow>
      <mrow>
        <mo stretchy="false">(</mo>
        <mrow>
          <mo stretchy="false">ρ</mo>
          <mi>cos</mi>
          <mo stretchy="false">ϕ</mo>
          <mi>,</mi>
          <mo stretchy="false">ρ</mo>
          <mi>sin</mi>
          <mo stretchy="false">ϕ</mo>
          <mi>,</mi>
          <mi>z</mi>
        </mrow>
        <mo stretchy="false">)</mo>
      </mrow>
      <mo stretchy="false">ρ</mo>
      <mi>d</mi>
      <mo stretchy="false">ρ</mo>
      <mi>d</mi>
      <mo stretchy="false">ϕ</mo>
      <mi mathvariant="italic">dz</mi>
    </mrow>
    <annotation encoding="StarMath 5.0">int int from {G^{{}*{}}} int f(%rho cos%phi, %rho sin %phi, z) %rho d%rho d %phi dz</annotation>
  </semantics>
</math>
</file>

<file path=Object 25/content.xml><?xml version="1.0" encoding="utf-8"?>
<math xmlns="http://www.w3.org/1998/Math/MathML">
  <semantics>
    <mrow>
      <mrow>
        <mi>x</mi>
        <mo stretchy="false">=</mo>
        <mo stretchy="false">ρ</mo>
      </mrow>
      <mi>sin</mi>
      <mo stretchy="false">θ</mo>
      <mi>cos</mi>
      <mo stretchy="false">ϕ</mo>
      <mi>;</mi>
      <mrow>
        <mi>y</mi>
        <mo stretchy="false">=</mo>
        <mo stretchy="false">ρ</mo>
      </mrow>
      <mi>sin</mi>
      <mo stretchy="false">θ</mo>
      <mi>sin</mi>
      <mo stretchy="false">ϕ</mo>
      <mi>;</mi>
      <mrow>
        <mi>z</mi>
        <mo stretchy="false">=</mo>
        <mo stretchy="false">ρ</mo>
      </mrow>
      <mi>cos</mi>
      <mo stretchy="false">θ</mo>
    </mrow>
    <annotation encoding="StarMath 5.0">x = %rho sin %theta cos %phi; y= %rho sin %theta sin %phi; z = %rho cos %theta </annotation>
  </semantics>
</math>
</file>

<file path=Object 26/content.xml><?xml version="1.0" encoding="utf-8"?>
<math xmlns="http://www.w3.org/1998/Math/MathML">
  <semantics>
    <mrow>
      <msup>
        <mo stretchy="false">ρ</mo>
        <mn>2</mn>
      </msup>
      <mi>sin</mi>
      <mrow>
        <mo stretchy="false">θ</mo>
        <mo stretchy="false">=</mo>
        <mfenced open="∣" close="∣">
          <mrow>
            <mtable>
              <mtr>
                <mtd>
                  <mrow>
                    <mi>sin</mi>
                    <mrow>
                      <mo stretchy="false">θ</mo>
                    </mrow>
                    <mi>cos</mi>
                    <mrow>
                      <mo stretchy="false">ϕ</mo>
                    </mrow>
                  </mrow>
                </mtd>
                <mtd>
                  <mrow>
                    <mo stretchy="false">ρ</mo>
                    <mrow>
                      <mi>cos</mi>
                      <mrow>
                        <mo stretchy="false">θ</mo>
                      </mrow>
                      <mi>cos</mi>
                      <mrow>
                        <mo stretchy="false">ϕ</mo>
                      </mrow>
                    </mrow>
                  </mrow>
                </mtd>
                <mtd>
                  <mrow>
                    <mrow>
                      <mo stretchy="false">−</mo>
                      <mrow>
                        <mo stretchy="false">ρ</mo>
                        <mrow>
                          <mi>sin</mi>
                          <mrow>
                            <mo stretchy="false">θ</mo>
                          </mrow>
                          <mi>sin</mi>
                          <mrow>
                            <mo stretchy="false">ϕ</mo>
                          </mrow>
                        </mrow>
                      </mrow>
                    </mrow>
                  </mrow>
                </mtd>
              </mtr>
              <mtr>
                <mtd>
                  <mrow>
                    <mi>sin</mi>
                    <mo stretchy="false">θ</mo>
                    <mi>sin</mi>
                    <mo stretchy="false">ϕ</mo>
                  </mrow>
                </mtd>
                <mtd>
                  <mrow>
                    <mo stretchy="false">ρ</mo>
                    <mi>cos</mi>
                    <mo stretchy="false">θ</mo>
                    <mi>sin</mi>
                    <mo stretchy="false">ϕ</mo>
                  </mrow>
                </mtd>
                <mtd>
                  <mrow>
                    <mo stretchy="false">ρ</mo>
                    <mi>sin</mi>
                    <mo stretchy="false">θ</mo>
                    <mi>cos</mi>
                    <mo stretchy="false">ϕ</mo>
                  </mrow>
                </mtd>
              </mtr>
              <mtr>
                <mtd>
                  <mrow>
                    <mi>cos</mi>
                    <mo stretchy="false">θ</mo>
                  </mrow>
                </mtd>
                <mtd>
                  <mrow>
                    <mrow>
                      <mo stretchy="false">−</mo>
                      <mo stretchy="false">ρ</mo>
                    </mrow>
                    <mi>sin</mi>
                    <mo stretchy="false">θ</mo>
                  </mrow>
                </mtd>
                <mtd>
                  <mrow>
                    <mn>0</mn>
                  </mrow>
                </mtd>
              </mtr>
            </mtable>
          </mrow>
        </mfenced>
      </mrow>
    </mrow>
    <annotation encoding="StarMath 5.0">%rho ^ 2 sin %theta = left lline matrix{
sin {%theta} cos {%phi} # %rho {cos {%theta} cos {%phi}} # - {%rho { sin {%theta} sin {%phi}}} ## 
sin %theta sin %phi # %rho cos %theta sin %phi # %rho sin %theta cos %phi ## 
cos %theta # - %rho sin %theta # 0 
} right rline</annotation>
  </semantics>
</math>
</file>

<file path=Object 27/content.xml><?xml version="1.0" encoding="utf-8"?>
<math xmlns="http://www.w3.org/1998/Math/MathML">
  <semantics>
    <mrow>
      <mrow>
        <mo stretchy="false">∫</mo>
        <mrow>
          <munder>
            <mo stretchy="false">∫</mo>
            <mrow>
              <msup>
                <mi>G</mi>
                <mrow>
                  <mrow>
                    <mrow/>
                    <mo stretchy="false">∗</mo>
                    <mrow/>
                  </mrow>
                </mrow>
              </msup>
            </mrow>
          </munder>
          <mrow>
            <mo stretchy="false">∫</mo>
            <mi>f</mi>
          </mrow>
        </mrow>
      </mrow>
      <mrow>
        <mo stretchy="false">(</mo>
        <mrow>
          <mo stretchy="false">ρ</mo>
          <mi>sin</mi>
          <mo stretchy="false">θ</mo>
          <mi>cos</mi>
          <mo stretchy="false">ϕ</mo>
          <mi>,</mi>
          <mo stretchy="false">ρ</mo>
          <mi>sin</mi>
          <mo stretchy="false">θ</mo>
          <mi>sin</mi>
          <mo stretchy="false">ϕ</mo>
          <mi>,</mi>
          <mo stretchy="false">ρ</mo>
          <mi>cos</mi>
          <mo stretchy="false">θ</mo>
        </mrow>
        <mo stretchy="false">)</mo>
      </mrow>
      <msup>
        <mo stretchy="false">ρ</mo>
        <mn>2</mn>
      </msup>
      <mi>sin</mi>
      <mo stretchy="false">θ</mo>
      <mi>d</mi>
      <mo stretchy="false">ρ</mo>
      <mi>d</mi>
      <mo stretchy="false">θ</mo>
      <mi>d</mi>
      <mo stretchy="false">ϕ</mo>
    </mrow>
    <annotation encoding="StarMath 5.0">int int from {G^{{}*{}}} int f(%rho sin %theta cos%phi, %rho sin %theta sin %phi, %rho cos %theta) %rho ^2 sin %theta d%rho d %theta d%phi</annotation>
  </semantics>
</math>
</file>

<file path=Object 3/content.xml><?xml version="1.0" encoding="utf-8"?>
<math xmlns="http://www.w3.org/1998/Math/MathML">
  <semantics>
    <mrow>
      <msub>
        <mi>y</mi>
        <mn>1</mn>
      </msub>
      <mrow>
        <mrow>
          <mrow>
            <mo stretchy="false">(</mo>
            <mrow>
              <mi>x</mi>
            </mrow>
            <mo stretchy="false">)</mo>
          </mrow>
          <mo stretchy="false">≤</mo>
          <mi>y</mi>
        </mrow>
        <mo stretchy="false">≤</mo>
        <msub>
          <mi>y</mi>
          <mn>2</mn>
        </msub>
      </mrow>
      <mrow>
        <mo stretchy="false">(</mo>
        <mrow>
          <mi>x</mi>
        </mrow>
        <mo stretchy="false">)</mo>
      </mrow>
    </mrow>
    <annotation encoding="StarMath 5.0">y_1(x) &lt;= y &lt;= y_2(x)</annotation>
  </semantics>
</math>
</file>

<file path=Object 4/content.xml><?xml version="1.0" encoding="utf-8"?>
<math xmlns="http://www.w3.org/1998/Math/MathML">
  <semantics>
    <mrow>
      <mrow>
        <mo stretchy="false">[</mo>
        <mrow>
          <mi>a</mi>
          <mi>,</mi>
          <mi>b</mi>
        </mrow>
        <mo stretchy="false">]</mo>
      </mrow>
    </mrow>
    <annotation encoding="StarMath 5.0">[a,b]</annotation>
  </semantics>
</math>
</file>

<file path=Object 5/content.xml><?xml version="1.0" encoding="utf-8"?>
<math xmlns="http://www.w3.org/1998/Math/MathML">
  <semantics>
    <mrow>
      <msub>
        <mi>y</mi>
        <mn>1</mn>
      </msub>
      <mrow>
        <mo stretchy="false">(</mo>
        <mrow>
          <mi>x</mi>
        </mrow>
        <mo stretchy="false">)</mo>
      </mrow>
      <mi>,</mi>
      <msub>
        <mi>y</mi>
        <mn>2</mn>
      </msub>
      <mrow>
        <mo stretchy="false">(</mo>
        <mrow>
          <mi>x</mi>
        </mrow>
        <mo stretchy="false">)</mo>
      </mrow>
    </mrow>
    <annotation encoding="StarMath 5.0">y_1(x), y_2(x)</annotation>
  </semantics>
</math>
</file>

<file path=Object 6/content.xml><?xml version="1.0" encoding="utf-8"?>
<math xmlns="http://www.w3.org/1998/Math/MathML">
  <semantics>
    <mrow>
      <mrow>
        <munder>
          <mo stretchy="false">∫</mo>
          <mrow>
            <mo stretchy="false">Ω</mo>
          </mrow>
        </munder>
        <mrow>
          <mo stretchy="false">∫</mo>
          <mi>f</mi>
        </mrow>
      </mrow>
      <mrow>
        <mo stretchy="false">(</mo>
        <mrow>
          <mi>x</mi>
          <mi>,</mi>
          <mi>y</mi>
        </mrow>
        <mo stretchy="false">)</mo>
      </mrow>
      <mrow>
        <mi mathvariant="italic">dxdy</mi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i mathvariant="italic">dx</mi>
        </mrow>
      </mrow>
      <mrow>
        <munderover>
          <mo stretchy="false">∫</mo>
          <mrow>
            <msub>
              <mi>y</mi>
              <mn>1</mn>
            </msub>
            <mrow>
              <mo stretchy="false">(</mo>
              <mrow>
                <mi>x</mi>
              </mrow>
              <mo stretchy="false">)</mo>
            </mrow>
          </mrow>
          <mrow>
            <msub>
              <mi>y</mi>
              <mn>2</mn>
            </msub>
            <mrow>
              <mo stretchy="false">(</mo>
              <mrow>
                <mi>x</mi>
              </mrow>
              <mo stretchy="false">)</mo>
            </mrow>
          </mrow>
        </munderover>
        <mrow>
          <mi>f</mi>
          <mrow>
            <mo stretchy="false">(</mo>
            <mrow>
              <mi>x</mi>
              <mi>,</mi>
              <mi>y</mi>
            </mrow>
            <mo stretchy="false">)</mo>
          </mrow>
          <mi mathvariant="italic">dy</mi>
        </mrow>
      </mrow>
    </mrow>
    <annotation encoding="StarMath 5.0">int from {%OMEGA} int f(x,y) dxdy = int from{a} to {b} dx int from {y_1 (x)} to {y_2 (x)} {f(x,y)dy}</annotation>
  </semantics>
</math>
</file>

<file path=Object 7/content.xml><?xml version="1.0" encoding="utf-8"?>
<math xmlns="http://www.w3.org/1998/Math/MathML">
  <semantics>
    <mrow>
      <mrow>
        <mo stretchy="false">∫</mo>
        <mrow>
          <munder>
            <mo stretchy="false">∫</mo>
            <mrow>
              <mo stretchy="false">Ω</mo>
            </mrow>
          </munder>
          <mrow>
            <mo stretchy="false">∫</mo>
            <mi>f</mi>
          </mrow>
        </mrow>
      </mrow>
      <mrow>
        <mo stretchy="false">(</mo>
        <mrow>
          <mi>x</mi>
          <mi>,</mi>
          <mi>y</mi>
          <mi>,</mi>
          <mi>z</mi>
        </mrow>
        <mo stretchy="false">)</mo>
      </mrow>
      <mrow>
        <mi mathvariant="italic">dxdydz</mi>
        <mo stretchy="false">=</mo>
        <mrow>
          <munderover>
            <mo stretchy="false">∫</mo>
            <mrow>
              <msub>
                <mi>x</mi>
                <mn>1</mn>
              </msub>
            </mrow>
            <mrow>
              <msub>
                <mi>x</mi>
                <mn>2</mn>
              </msub>
            </mrow>
          </munderover>
          <mi mathvariant="italic">dx</mi>
        </mrow>
      </mrow>
      <mrow>
        <munderover>
          <mo stretchy="false">∫</mo>
          <mrow>
            <msub>
              <mi>y</mi>
              <mn>1</mn>
            </msub>
            <mrow>
              <mo stretchy="false">(</mo>
              <mrow>
                <mi>x</mi>
              </mrow>
              <mo stretchy="false">)</mo>
            </mrow>
          </mrow>
          <mrow>
            <msub>
              <mi>y</mi>
              <mn>2</mn>
            </msub>
            <mrow>
              <mo stretchy="false">(</mo>
              <mrow>
                <mi>x</mi>
              </mrow>
              <mo stretchy="false">)</mo>
            </mrow>
          </mrow>
        </munderover>
        <mi mathvariant="italic">dy</mi>
      </mrow>
      <mrow>
        <munderover>
          <mo stretchy="false">∫</mo>
          <mrow>
            <msub>
              <mi>z</mi>
              <mn>1</mn>
            </msub>
            <mrow>
              <mo stretchy="false">(</mo>
              <mrow>
                <mi>x</mi>
                <mi>,</mi>
                <mi>y</mi>
              </mrow>
              <mo stretchy="false">)</mo>
            </mrow>
          </mrow>
          <mrow>
            <msub>
              <mi>z</mi>
              <mn>2</mn>
            </msub>
            <mrow>
              <mo stretchy="false">(</mo>
              <mrow>
                <mi>x</mi>
                <mi>,</mi>
                <mi>y</mi>
              </mrow>
              <mo stretchy="false">)</mo>
            </mrow>
          </mrow>
        </munderover>
        <mrow>
          <mi>f</mi>
          <mrow>
            <mo stretchy="false">(</mo>
            <mrow>
              <mi>x</mi>
              <mi>,</mi>
              <mi>y</mi>
              <mi>,</mi>
              <mi>z</mi>
            </mrow>
            <mo stretchy="false">)</mo>
          </mrow>
          <mi mathvariant="italic">dz</mi>
        </mrow>
      </mrow>
    </mrow>
    <annotation encoding="StarMath 5.0">int int from {%OMEGA} int f(x,y,z) dxdydz = int from{x_1} to {x_2} dx int from {y_1 (x)} to {y_2 (x)} dy int from {z_1(x,y)} to {z_2(x,y)}{f(x,y,z)dz}</annotation>
  </semantics>
</math>
</file>

<file path=Object 8/content.xml><?xml version="1.0" encoding="utf-8"?>
<math xmlns="http://www.w3.org/1998/Math/MathML">
  <semantics>
    <mrow>
      <mrow>
        <mi>X</mi>
        <mo stretchy="false">×</mo>
        <mi>Y</mi>
      </mrow>
    </mrow>
    <annotation encoding="StarMath 5.0">X times Y</annotation>
  </semantics>
</math>
</file>

<file path=Object 9/content.xml><?xml version="1.0" encoding="utf-8"?>
<math xmlns="http://www.w3.org/1998/Math/MathML">
  <semantics>
    <mrow>
      <mo stretchy="false">∃</mo>
    </mrow>
    <annotation encoding="StarMath 5.0">exists</annotation>
  </semantics>
</math>
</file>